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ameter UART_BAUD_RATE=9600,</text:p>
      <text:p text:style-name="Standard">parameter CLOCK_FREQUENCY=50000000,</text:p>
      <text:p text:style-name="Standard">parameter PARITY=1,</text:p>
      <text:p text:style-name="Standard">parameter NUM_OF_DATA_BITS_IN_PACK=8,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1S</meta:editing-duration>
    <meta:editing-cycles>4</meta:editing-cycles>
    <meta:generator>OpenOffice/4.1.7$Win32 OpenOffice.org_project/417m1$Build-9800</meta:generator>
    <dc:date>2020-04-09T02:35:56.65</dc:date>
    <meta:document-statistic meta:table-count="0" meta:image-count="0" meta:object-count="0" meta:page-count="1" meta:paragraph-count="4" meta:word-count="8" meta:character-count="121"/>
    <meta:user-defined meta:name="Info 1"/>
    <meta:user-defined meta:name="Info 2"/>
    <meta:user-defined meta:name="Info 3"/>
    <meta:user-defined meta:name="Info 4"/>
  </office:meta>
</office:document-meta>
</file>